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pacity="25%" draw:textarea-horizontal-align="justify" draw:textarea-vertical-align="middle" draw:auto-grow-height="false" fo:min-height="1.35cm" fo:min-width="1.1cm"/>
    </style:style>
    <style:style style:name="gr2" style:family="graphic" style:parent-style-name="objectwithoutfill">
      <style:graphic-properties draw:marker-end="Arrowheads_20_1" draw:fill="none" draw:textarea-vertical-align="middle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opacity="25%" draw:textarea-horizontal-align="justify" draw:textarea-vertical-align="middle" draw:auto-grow-height="false" fo:min-height="1.35cm" fo:min-width="1.3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6cm" fo:min-width="0.35cm"/>
    </style:style>
    <style:style style:name="gr7" style:family="graphic" style:parent-style-name="objectwithoutfill">
      <style:graphic-properties svg:stroke-width="0.035cm" svg:stroke-color="#9900ff" draw:marker-start-width="0.352cm" draw:marker-end="Arrow" draw:marker-end-width="0.352cm" draw:fill="none" draw:textarea-horizontal-align="center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28cm" svg:stroke-color="#9900ff" draw:marker-start-width="0.342cm" draw:marker-end-width="0.342cm" draw:fill="none" draw:textarea-horizontal-align="center" draw:textarea-vertical-align="middle" fo:padding-top="0.139cm" fo:padding-bottom="0.139cm" fo:padding-left="0.264cm" fo:padding-right="0.264cm"/>
    </style:style>
    <style:style style:name="gr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4.75cm" fo:min-width="8.9cm"/>
    </style:style>
    <style:style style:name="gr13" style:family="graphic" style:parent-style-name="standard">
      <style:graphic-properties draw:opacity="25%" draw:textarea-horizontal-align="justify" draw:textarea-vertical-align="middle" draw:auto-grow-height="false" fo:min-height="1.35cm" fo:min-width="1.5cm"/>
    </style:style>
    <style:style style:name="gr14" style:family="graphic" style:parent-style-name="standard">
      <style:graphic-properties draw:opacity="25%" draw:textarea-horizontal-align="justify" draw:textarea-vertical-align="middle" draw:auto-grow-height="false" fo:min-height="0.55cm" fo:min-width="1.1cm"/>
    </style:style>
    <style:style style:name="gr15" style:family="graphic" style:parent-style-name="standard">
      <style:graphic-properties draw:opacity="25%" draw:textarea-horizontal-align="justify" draw:textarea-vertical-align="middle" draw:auto-grow-height="false" fo:min-height="0.95cm" fo:min-width="1.3cm"/>
    </style:style>
    <style:style style:name="gr16" style:family="graphic" style:parent-style-name="standard">
      <style:graphic-properties draw:opacity="25%" draw:textarea-horizontal-align="justify" draw:textarea-vertical-align="middle" draw:auto-grow-height="false" fo:min-height="0.95cm" fo:min-width="0.7cm"/>
    </style:style>
    <style:style style:name="gr17" style:family="graphic" style:parent-style-name="standard">
      <style:graphic-properties draw:opacity="25%" draw:textarea-horizontal-align="justify" draw:textarea-vertical-align="middle" draw:auto-grow-height="false" fo:min-height="0.95cm" fo:min-width="2.1cm"/>
    </style:style>
    <style:style style:name="gr18" style:family="graphic" style:parent-style-name="objectwithoutfill">
      <style:graphic-properties draw:stroke="dash" draw:stroke-dash="Dashed_20__28_var_29_" svg:stroke-width="0.1cm" svg:stroke-color="#000000" draw:marker-start-width="0.6cm" draw:marker-end="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objectwithoutfill">
      <style:graphic-properties svg:stroke-color="#000000" draw:marker-start="Arrow" draw:marker-end="Arrow" draw:marker-end-width="0.3cm" draw:fill="none" draw:textarea-horizontal-align="center" draw:textarea-vertical-align="middle"/>
    </style:style>
    <style:style style:name="gr20" style:family="graphic" style:parent-style-name="objectwithoutfill">
      <style:graphic-properties svg:stroke-color="#000000" draw:marker-end="" draw:marker-end-width="0.3cm" draw:fill="none" draw:textarea-horizontal-align="center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22" style:family="graphic" style:parent-style-name="standard">
      <style:graphic-properties draw:opacity="25%" draw:textarea-horizontal-align="justify" draw:textarea-vertical-align="middle" draw:auto-grow-height="false" fo:min-height="1.35cm" fo:min-width="2.3cm"/>
    </style:style>
    <style:style style:name="gr23" style:family="graphic" style:parent-style-name="objectwithoutfill">
      <style:graphic-properties svg:stroke-color="#000000" draw:marker-end="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623cm"/>
    </style:style>
    <style:style style:name="gr25" style:family="graphic" style:parent-style-name="standard">
      <style:graphic-properties draw:opacity="25%" draw:textarea-horizontal-align="justify" draw:textarea-vertical-align="middle" draw:auto-grow-height="false" fo:min-height="1.35cm" fo:min-width="2.9cm"/>
    </style:style>
    <style:style style:name="gr26" style:family="graphic" style:parent-style-name="standard">
      <style:graphic-properties draw:stroke="dash" draw:stroke-dash="Fine_20_Dashed" svg:stroke-color="#000000" draw:fill="none" draw:opacity="0%" draw:textarea-horizontal-align="justify" draw:textarea-vertical-align="middle" draw:auto-grow-height="false" fo:min-height="8.35cm" fo:min-width="4.5cm" draw:shadow-opacity="0%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standard">
      <style:graphic-properties draw:stroke="dash" draw:stroke-dash="Fine_20_Dashed" svg:stroke-color="#000000" draw:fill="none" draw:opacity="0%" draw:textarea-horizontal-align="justify" draw:textarea-vertical-align="middle" draw:auto-grow-height="false" fo:min-height="8.55cm" fo:min-width="6.5cm" draw:shadow-opacity="0%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opacity="25%"/>
      <style:paragraph-properties fo:text-align="center"/>
      <style:text-properties fo:font-size="10pt" style:font-size-asian="12pt" style:font-size-complex="12pt"/>
    </style:style>
    <style:style style:name="P3" style:family="paragraph">
      <loext:graphic-properties draw:fill="none"/>
      <style:paragraph-properties fo:text-align="center"/>
      <style:text-properties fo:font-size="10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  <style:paragraph-properties fo:text-align="center"/>
      <style:text-properties fo:font-size="10pt"/>
    </style:style>
    <style:style style:name="P7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  <style:text-properties fo:font-size="10pt"/>
    </style:style>
    <style:style style:name="P10" style:family="paragraph">
      <loext:graphic-properties draw:fill="none" draw:opacity="0%"/>
      <style:paragraph-properties fo:text-align="center"/>
    </style:style>
    <style:style style:name="P11" style:family="paragraph">
      <loext:graphic-properties draw:fill="none" draw:fill-color="#ffffff"/>
    </style:style>
    <style:style style:name="T1" style:family="text">
      <style:text-properties fo:font-size="10p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text-position="-33% 58%" fo:font-size="10pt" style:font-size-asian="12pt" style:font-size-complex="12pt"/>
    </style:style>
    <style:style style:name="T4" style:family="text">
      <style:text-properties fo:font-size="10pt" fo:font-style="italic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1.6cm" svg:height="1.6cm" svg:x="2.8cm" svg:y="7.6cm">
          <text:p text:style-name="P1"><text:span text:style-name="T1">Sample</text:span><text:span text:style-name="T1"><text:line-break/></text:span><text:span text:style-name="T1">Fi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3.4cm" svg:y1="9.2cm" svg:x2="13.4cm" svg:y2="10cm">
          <text:p/>
        </draw:line>
        <draw:custom-shape draw:style-name="gr1" draw:text-style-name="P2" draw:layer="layout" svg:width="1.6cm" svg:height="1.6cm" svg:x="12.6cm" svg:y="10cm">
          <text:p text:style-name="P1"><text:span text:style-name="T1">Spec 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9.4cm" svg:y1="8.4cm" svg:x2="10.2cm" svg:y2="8.4cm">
          <text:p/>
        </draw:line>
        <draw:g>
          <draw:line draw:style-name="gr3" draw:text-style-name="P4" draw:layer="layout" svg:x1="15cm" svg:y1="7.2cm" svg:x2="15cm" svg:y2="8.4cm">
            <text:p/>
          </draw:line>
          <draw:line draw:style-name="gr3" draw:text-style-name="P4" draw:layer="layout" svg:x1="14.6cm" svg:y1="7.2cm" svg:x2="15cm" svg:y2="7.8cm">
            <text:p/>
          </draw:line>
          <draw:line draw:style-name="gr3" draw:text-style-name="P4" draw:layer="layout" svg:x1="15.4cm" svg:y1="7.2cm" svg:x2="15cm" svg:y2="7.8cm">
            <text:p/>
          </draw:line>
          <draw:line draw:style-name="gr3" draw:text-style-name="P4" draw:layer="layout" svg:x1="15.4cm" svg:y1="7.2cm" svg:x2="14.6cm" svg:y2="7.2cm">
            <text:p/>
          </draw:line>
        </draw:g>
        <draw:line draw:style-name="gr2" draw:text-style-name="P3" draw:layer="layout" svg:x1="4.4cm" svg:y1="8.4cm" svg:x2="5.2cm" svg:y2="8.4cm">
          <text:p/>
        </draw:line>
        <draw:custom-shape draw:style-name="gr4" draw:text-style-name="P2" draw:layer="layout" svg:width="1.8cm" svg:height="1.6cm" svg:x="5.2cm" svg:y="7.6cm">
          <text:p text:style-name="P1"><text:span text:style-name="T1">Normalise</text:span></text:p>
          <text:p text:style-name="P1"><text:span text:style-name="T1">Pea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6cm" svg:height="1.6cm" svg:x="7.8cm" svg:y="7.6cm">
          <text:p text:style-name="P1"><text:span text:style-name="T1">Rig</text:span></text:p>
          <text:p text:style-name="P1"><text:span text:style-name="T1">Bla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6cm" svg:height="1.6cm" svg:x="10.2cm" svg:y="7.6cm">
          <text:p text:style-name="P1"><text:span text:style-name="T1">FT-8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6cm" svg:height="1.6cm" svg:x="12.6cm" svg:y="7.6cm">
          <text:p text:style-name="P1"><text:span text:style-name="T1">Samp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7cm" svg:y1="8.4cm" svg:x2="7.8cm" svg:y2="8.4cm">
          <text:p/>
        </draw:line>
        <draw:line draw:style-name="gr2" draw:text-style-name="P3" draw:layer="layout" svg:x1="11.8cm" svg:y1="8.4cm" svg:x2="12.6cm" svg:y2="8.4cm">
          <text:p/>
        </draw:line>
        <draw:line draw:style-name="gr3" draw:text-style-name="P4" draw:layer="layout" svg:x1="14.2cm" svg:y1="8.4cm" svg:x2="15cm" svg:y2="8.4cm">
          <text:p/>
        </draw:line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1" draw:text-style-name="P2" draw:layer="layout" svg:width="1.6cm" svg:height="1.6cm" svg:x="3.2cm" svg:y="3cm">
          <text:p text:style-name="P1"><text:span text:style-name="T1">Tracking</text:span></text:p>
          <text:p text:style-name="P1"><text:span text:style-name="T1">BPF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1.8cm" svg:y1="3.8cm" svg:x2="12.6cm" svg:y2="3.8cm">
          <text:p/>
        </draw:line>
        <draw:g>
          <draw:line draw:style-name="gr3" draw:text-style-name="P4" draw:layer="layout" svg:x1="1.8cm" svg:y1="2.6cm" svg:x2="1.8cm" svg:y2="3.8cm">
            <text:p/>
          </draw:line>
          <draw:line draw:style-name="gr3" draw:text-style-name="P4" draw:layer="layout" svg:x1="1.4cm" svg:y1="2.6cm" svg:x2="1.8cm" svg:y2="3.2cm">
            <text:p/>
          </draw:line>
          <draw:line draw:style-name="gr3" draw:text-style-name="P4" draw:layer="layout" svg:x1="2.2cm" svg:y1="2.6cm" svg:x2="1.8cm" svg:y2="3.2cm">
            <text:p/>
          </draw:line>
          <draw:line draw:style-name="gr3" draw:text-style-name="P4" draw:layer="layout" svg:x1="2.2cm" svg:y1="2.6cm" svg:x2="1.4cm" svg:y2="2.6cm">
            <text:p/>
          </draw:line>
        </draw:g>
        <draw:line draw:style-name="gr2" draw:text-style-name="P3" draw:layer="layout" svg:x1="7.2cm" svg:y1="3.8cm" svg:x2="8cm" svg:y2="3.8cm">
          <text:p/>
        </draw:line>
        <draw:custom-shape draw:style-name="gr1" draw:text-style-name="P2" draw:layer="layout" svg:width="1.6cm" svg:height="1.6cm" svg:x="10.2cm" svg:y="3cm">
          <text:p text:style-name="P1"><text:span text:style-name="T1">IF</text:span></text:p>
          <text:p text:style-name="P1"><text:span text:style-name="T1">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4.2cm" svg:y1="3.8cm" svg:x2="15cm" svg:y2="3.8cm">
          <text:p/>
        </draw:line>
        <draw:g>
          <draw:custom-shape draw:style-name="gr6" draw:text-style-name="P6" draw:layer="layout" svg:width="1.2cm" svg:height="1.2cm" svg:x="4.8cm" svg:y="10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3" draw:text-style-name="P4" draw:layer="layout" svg:x1="5.4cm" svg:y1="10.576cm" svg:x2="5.4cm" svg:y2="11.425cm">
              <text:p/>
            </draw:line>
            <draw:line draw:style-name="gr3" draw:text-style-name="P4" draw:layer="layout" svg:x1="4.976cm" svg:y1="11cm" svg:x2="5.825cm" svg:y2="11cm">
              <text:p/>
            </draw:line>
          </draw:g>
        </draw:g>
        <draw:line draw:style-name="gr7" draw:text-style-name="P4" draw:layer="layout" svg:x1="6.2cm" svg:y1="18.4cm" svg:x2="6.2cm" svg:y2="16.6cm">
          <text:p/>
        </draw:line>
        <draw:line draw:style-name="gr8" draw:text-style-name="P4" draw:layer="layout" svg:x1="4cm" svg:y1="17.6cm" svg:x2="10cm" svg:y2="17.6cm">
          <text:p/>
        </draw:line>
        <draw:line draw:style-name="gr9" draw:text-style-name="P4" draw:layer="layout" svg:x1="4cm" svg:y1="18.4cm" svg:x2="4cm" svg:y2="15.8cm">
          <text:p/>
        </draw:line>
        <draw:line draw:style-name="gr9" draw:text-style-name="P4" draw:layer="layout" svg:x1="4cm" svg:y1="18.4cm" svg:x2="11.8cm" svg:y2="18.4cm">
          <text:p/>
        </draw:line>
        <draw:frame draw:style-name="gr10" draw:text-style-name="P7" draw:layer="layout" svg:width="4.2cm" svg:height="1.4cm" svg:x="8.8cm" svg:y="18.4cm">
          <draw:text-box>
            <text:p text:style-name="P1"><text:span text:style-name="T2">Frequency (Hz)</text:span></text:p>
          </draw:text-box>
        </draw:frame>
        <draw:frame draw:style-name="gr11" draw:text-style-name="P7" draw:layer="layout" svg:width="3.6cm" svg:height="1.673cm" svg:x="9.6cm" svg:y="17cm">
          <draw:text-box>
            <text:p text:style-name="P1"><text:span text:style-name="T2">Quantisation Noise dBm/Hz</text:span></text:p>
          </draw:text-box>
        </draw:frame>
        <draw:frame draw:style-name="gr11" draw:text-style-name="P7" draw:layer="layout" svg:width="3.4cm" svg:height="1.673cm" svg:x="5.8cm" svg:y="15.8cm">
          <draw:text-box>
            <text:p text:style-name="P1"><text:span text:style-name="T2">Received Signal (dBm)</text:span></text:p>
          </draw:text-box>
        </draw:frame>
        <draw:custom-shape draw:style-name="gr1" draw:text-style-name="P2" draw:layer="layout" svg:width="1.6cm" svg:height="1.6cm" svg:x="7.8cm" svg:y="5.4cm">
          <text:p text:style-name="P1"><text:span text:style-name="T1">P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6" draw:text-style-name="P6" draw:layer="layout" svg:width="1.2cm" svg:height="1.2cm" svg:x="8cm" svg:y="3.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3" draw:text-style-name="P4" draw:layer="layout" svg:x1="8.3cm" svg:y1="3.5cm" svg:x2="8.9cm" svg:y2="4.1cm">
              <text:p/>
            </draw:line>
            <draw:line draw:style-name="gr3" draw:text-style-name="P4" draw:layer="layout" svg:x1="8.3cm" svg:y1="4.1cm" svg:x2="8.9cm" svg:y2="3.5cm">
              <text:p/>
            </draw:line>
          </draw:g>
        </draw:g>
        <draw:line draw:style-name="gr2" draw:text-style-name="P3" draw:layer="layout" svg:x1="9.2cm" svg:y1="3.8cm" svg:x2="10.2cm" svg:y2="3.8cm">
          <text:p/>
        </draw:line>
        <draw:line draw:style-name="gr2" draw:text-style-name="P3" draw:layer="layout" svg:x1="8.6cm" svg:y1="5.4cm" svg:x2="8.6cm" svg:y2="4.4cm">
          <text:p/>
        </draw:line>
        <draw:line draw:style-name="gr2" draw:text-style-name="P3" draw:layer="layout" svg:x1="1.8cm" svg:y1="3.8cm" svg:x2="3.2cm" svg:y2="3.8cm">
          <text:p/>
        </draw:line>
        <draw:custom-shape draw:style-name="gr12" draw:text-style-name="P4" draw:layer="layout" svg:width="9.4cm" svg:height="5cm" svg:x="2.6cm" svg:y="2.2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.8cm" svg:y1="3.8cm" svg:x2="5.6cm" svg:y2="3.8cm">
          <text:p/>
        </draw:line>
        <draw:custom-shape draw:style-name="gr1" draw:text-style-name="P2" draw:layer="layout" svg:width="1.6cm" svg:height="1.6cm" svg:x="5.6cm" svg:y="3cm">
          <text:p text:style-name="P1"><text:span text:style-name="T1">LN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6cm" svg:height="1.6cm" svg:x="12.6cm" svg:y="3cm">
          <text:p text:style-name="P1"><text:span text:style-name="T1">8 bit</text:span></text:p>
          <text:p text:style-name="P1"><text:span text:style-name="T1">AD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7" draw:layer="layout" svg:width="4.2cm" svg:height="1.4cm" svg:x="3cm" svg:y="5.4cm">
          <draw:text-box>
            <text:p text:style-name="P1"><text:span text:style-name="T2">R820T2 Tuner</text:span></text:p>
          </draw:text-box>
        </draw:frame>
        <draw:line draw:style-name="gr2" draw:text-style-name="P3" draw:layer="layout" svg:x1="3.4cm" svg:y1="11cm" svg:x2="4.8cm" svg:y2="11cm">
          <text:p/>
        </draw:line>
        <draw:frame draw:style-name="gr11" draw:text-style-name="P7" draw:layer="layout" svg:width="3.4cm" svg:height="1.673cm" svg:x="3.8cm" svg:y="12.6cm">
          <draw:text-box draw:corner-radius="2.8cm">
            <text:p text:style-name="P1"><text:span text:style-name="T2">Unwanted</text:span></text:p>
            <text:p text:style-name="P1"><text:span text:style-name="T2">Signals</text:span></text:p>
          </draw:text-box>
        </draw:frame>
        <draw:frame draw:style-name="gr11" draw:text-style-name="P7" draw:layer="layout" svg:width="3.4cm" svg:height="1.673cm" svg:x="0.8cm" svg:y="10.4cm">
          <draw:text-box>
            <text:p text:style-name="P1"><text:span text:style-name="T2">Wanted</text:span></text:p>
            <text:p text:style-name="P1"><text:span text:style-name="T2">Signal</text:span></text:p>
          </draw:text-box>
        </draw:frame>
        <draw:frame draw:style-name="gr11" draw:text-style-name="P7" draw:layer="layout" svg:width="3.4cm" svg:height="1.673cm" svg:x="3.8cm" svg:y="7.927cm">
          <draw:text-box>
            <text:p text:style-name="P1"><text:span text:style-name="T2">Ambient</text:span></text:p>
            <text:p text:style-name="P1"><text:span text:style-name="T2">Noise (EMI)</text:span></text:p>
          </draw:text-box>
        </draw:frame>
        <draw:line draw:style-name="gr2" draw:text-style-name="P3" draw:layer="layout" svg:x1="5.4cm" svg:y1="12.6cm" svg:x2="5.4cm" svg:y2="11.6cm">
          <text:p/>
        </draw:line>
        <draw:line draw:style-name="gr2" draw:text-style-name="P3" draw:layer="layout" svg:x1="5.4cm" svg:y1="9.2cm" svg:x2="5.4cm" svg:y2="10.4cm">
          <text:p/>
        </draw:line>
        <draw:custom-shape draw:style-name="gr1" draw:text-style-name="P2" draw:layer="layout" svg:width="1.6cm" svg:height="1.6cm" svg:x="6.8cm" svg:y="10.2cm">
          <text:p text:style-name="P1"><text:span text:style-name="T1">Tracking</text:span></text:p>
          <text:p text:style-name="P1"><text:span text:style-name="T1">BPF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8.4cm" svg:y1="11cm" svg:x2="9.2cm" svg:y2="11cm">
          <text:p/>
        </draw:line>
        <draw:line draw:style-name="gr2" draw:text-style-name="P3" draw:layer="layout" svg:x1="6cm" svg:y1="11cm" svg:x2="6.8cm" svg:y2="11cm">
          <text:p/>
        </draw:line>
        <draw:g>
          <draw:custom-shape draw:style-name="gr6" draw:text-style-name="P6" draw:layer="layout" svg:width="1.2cm" svg:height="1.2cm" svg:x="9.2cm" svg:y="10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3" draw:text-style-name="P4" draw:layer="layout" svg:x1="9.8cm" svg:y1="10.576cm" svg:x2="9.8cm" svg:y2="11.425cm">
              <text:p/>
            </draw:line>
            <draw:line draw:style-name="gr3" draw:text-style-name="P4" draw:layer="layout" svg:x1="9.376cm" svg:y1="11cm" svg:x2="10.225cm" svg:y2="11cm">
              <text:p/>
            </draw:line>
          </draw:g>
        </draw:g>
        <draw:frame draw:style-name="gr11" draw:text-style-name="P7" draw:layer="layout" svg:width="3.4cm" svg:height="1.673cm" svg:x="3.8cm" svg:y="12.601cm">
          <draw:text-box draw:corner-radius="2.8cm">
            <text:p text:style-name="P1"><text:span text:style-name="T2">Unwanted</text:span></text:p>
            <text:p text:style-name="P1"><text:span text:style-name="T2">Signals</text:span></text:p>
          </draw:text-box>
        </draw:frame>
        <draw:line draw:style-name="gr2" draw:text-style-name="P3" draw:layer="layout" svg:x1="5.4cm" svg:y1="12.601cm" svg:x2="5.4cm" svg:y2="11.601cm">
          <text:p/>
        </draw:line>
        <draw:frame draw:style-name="gr11" draw:text-style-name="P7" draw:layer="layout" svg:width="3.4cm" svg:height="1.673cm" svg:x="8cm" svg:y="12.6cm">
          <draw:text-box>
            <text:p text:style-name="P1"><text:span text:style-name="T2">LNA Noise</text:span></text:p>
          </draw:text-box>
        </draw:frame>
        <draw:line draw:style-name="gr2" draw:text-style-name="P3" draw:layer="layout" svg:x1="9.8cm" svg:y1="12.6cm" svg:x2="9.8cm" svg:y2="11.6cm">
          <text:p/>
        </draw:line>
        <draw:custom-shape draw:style-name="gr1" draw:text-style-name="P2" draw:layer="layout" svg:width="1.6cm" svg:height="1.6cm" svg:x="11.2cm" svg:y="10.2cm">
          <text:p text:style-name="P1"><text:span text:style-name="T1">LN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0.4cm" svg:y1="11cm" svg:x2="11.2cm" svg:y2="11cm">
          <text:p/>
        </draw:line>
        <draw:custom-shape draw:style-name="gr1" draw:text-style-name="P2" draw:layer="layout" svg:width="1.6cm" svg:height="1.6cm" svg:x="13.6cm" svg:y="10.2cm">
          <text:p text:style-name="P1"><text:span text:style-name="T1">IF 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2.8cm" svg:y1="11cm" svg:x2="13.6cm" svg:y2="11cm">
          <text:p/>
        </draw:line>
        <draw:line draw:style-name="gr2" draw:text-style-name="P3" draw:layer="layout" svg:x1="15.2cm" svg:y1="11cm" svg:x2="16cm" svg:y2="11cm">
          <text:p/>
        </draw:line>
        <draw:g>
          <draw:custom-shape draw:style-name="gr6" draw:text-style-name="P6" draw:layer="layout" svg:width="1.2cm" svg:height="1.2cm" svg:x="16cm" svg:y="10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3" draw:text-style-name="P4" draw:layer="layout" svg:x1="16.6cm" svg:y1="10.576cm" svg:x2="16.6cm" svg:y2="11.425cm">
              <text:p/>
            </draw:line>
            <draw:line draw:style-name="gr3" draw:text-style-name="P4" draw:layer="layout" svg:x1="16.176cm" svg:y1="11cm" svg:x2="17.025cm" svg:y2="11cm">
              <text:p/>
            </draw:line>
          </draw:g>
        </draw:g>
        <draw:frame draw:style-name="gr11" draw:text-style-name="P7" draw:layer="layout" svg:width="3.4cm" svg:height="1.673cm" svg:x="14.8cm" svg:y="12.6cm">
          <draw:text-box>
            <text:p text:style-name="P1"><text:span text:style-name="T2">ADC Noise</text:span></text:p>
          </draw:text-box>
        </draw:frame>
        <draw:line draw:style-name="gr2" draw:text-style-name="P3" draw:layer="layout" svg:x1="16.6cm" svg:y1="12.6cm" svg:x2="16.6cm" svg:y2="11.6cm">
          <text:p/>
        </draw:line>
        <draw:line draw:style-name="gr2" draw:text-style-name="P3" draw:layer="layout" svg:x1="17.2cm" svg:y1="11cm" svg:x2="18cm" svg:y2="11cm">
          <text:p/>
        </draw:line>
        <draw:custom-shape draw:style-name="gr13" draw:text-style-name="P2" draw:layer="layout" svg:width="2cm" svg:height="1.6cm" svg:x="18cm" svg:y="10.2cm">
          <text:p text:style-name="P1"><text:span text:style-name="T1"><text:s/></text:span><text:span text:style-name="T1">Decimation</text:span></text:p>
          <text:p text:style-name="P1"><text:span text:style-name="T1"><text:s/></text:span><text:span text:style-name="T1">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20cm" svg:y1="11cm" svg:x2="20.8cm" svg:y2="11cm">
          <text:p/>
        </draw:line>
        <draw:custom-shape draw:style-name="gr14" draw:text-style-name="P2" draw:layer="layout" svg:width="1.6cm" svg:height="0.8cm" svg:x="5.4cm" svg:y="17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2cm" svg:height="1.6cm" svg:x="15cm" svg:y="3cm">
          <text:p text:style-name="P1"><text:span text:style-name="T1"><text:s/></text:span><text:span text:style-name="T1">Decimation</text:span></text:p>
          <text:p text:style-name="P1"><text:span text:style-name="T1"><text:s/></text:span><text:span text:style-name="T1">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7cm" svg:y1="3.8cm" svg:x2="17.8cm" svg:y2="3.8cm">
          <text:p/>
        </draw:line>
        <presentation:notes draw:style-name="dp2">
          <draw:page-thumbnail draw:style-name="gr5" draw:layer="layout" svg:width="14.848cm" svg:height="11.135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style-name="gr15" draw:text-style-name="P2" draw:layer="layout" svg:width="1.8cm" svg:height="1.2cm" svg:x="2.8cm" svg:y="5.2cm">
          <text:p text:style-name="P1"><text:span text:style-name="T1">Pream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3cm" svg:y1="9.6cm" svg:x2="13.8cm" svg:y2="9.6cm">
          <text:p/>
        </draw:line>
        <draw:line draw:style-name="gr2" draw:text-style-name="P3" draw:layer="layout" svg:x1="8cm" svg:y1="9.6cm" svg:x2="8.8cm" svg:y2="9.6cm">
          <text:p/>
        </draw:line>
        <draw:custom-shape draw:style-name="gr4" draw:text-style-name="P2" draw:layer="layout" svg:width="1.8cm" svg:height="1.6cm" svg:x="8.8cm" svg:y="8.8cm">
          <text:p text:style-name="P1"><text:span text:style-name="T1">FSK</text:span></text:p>
          <text:p text:style-name="P1"><text:span text:style-name="T1">Dem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6cm" svg:height="1.6cm" svg:x="11.4cm" svg:y="8.8cm">
          <text:p text:style-name="P1"><text:span text:style-name="T1">UW</text:span></text:p>
          <text:p text:style-name="P1"><text:span text:style-name="T1">Frame</text:span></text:p>
          <text:p text:style-name="P1"><text:span text:style-name="T1">Syn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6cm" svg:height="1.6cm" svg:x="13.8cm" svg:y="8.8cm">
          <text:p text:style-name="P1"><text:span text:style-name="T1">LDPC</text:span></text:p>
          <text:p text:style-name="P1"><text:span text:style-name="T1">De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6cm" svg:height="1.6cm" svg:x="16.2cm" svg:y="8.8cm">
          <text:p text:style-name="P1"><text:span text:style-name="T1">CRC</text:span></text:p>
          <text:p text:style-name="P1"><text:span text:style-name="T1">Che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0.6cm" svg:y1="9.6cm" svg:x2="11.4cm" svg:y2="9.6cm">
          <text:p/>
        </draw:line>
        <draw:line draw:style-name="gr2" draw:text-style-name="P3" draw:layer="layout" svg:x1="15.4cm" svg:y1="9.6cm" svg:x2="16.2cm" svg:y2="9.6cm">
          <text:p/>
        </draw:line>
        <draw:custom-shape draw:style-name="gr16" draw:text-style-name="P2" draw:layer="layout" svg:width="1.2cm" svg:height="1.2cm" svg:x="4.6cm" svg:y="5.2cm">
          <text:p text:style-name="P1"><text:span text:style-name="T1">U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draw:layer="layout" svg:width="2.6cm" svg:height="1.2cm" svg:x="5.8cm" svg:y="5.2cm">
          <text:p text:style-name="P1"><text:span text:style-name="T1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draw:layer="layout" svg:width="2.6cm" svg:height="1.2cm" svg:x="9.6cm" svg:y="5.2cm">
          <text:p text:style-name="P1"><text:span text:style-name="T1">Par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4" draw:layer="layout" svg:x1="19.8cm" svg:y1="5.8cm" svg:x2="20.8cm" svg:y2="5.8cm">
          <text:p/>
        </draw:line>
        <draw:line draw:style-name="gr19" draw:text-style-name="P4" draw:layer="layout" svg:x1="4.6cm" svg:y1="4.2cm" svg:x2="12.2cm" svg:y2="4.2cm">
          <text:p/>
        </draw:line>
        <draw:frame draw:style-name="gr10" draw:text-style-name="P7" draw:layer="layout" svg:width="2.6cm" svg:height="1.4cm" svg:x="17.8cm" svg:y="9cm">
          <draw:text-box>
            <text:p text:style-name="P1"><text:span text:style-name="T2">Bytes</text:span></text:p>
            <text:p text:style-name="P1"><text:span text:style-name="T2">Out</text:span></text:p>
          </draw:text-box>
        </draw:frame>
        <draw:line draw:style-name="gr20" draw:text-style-name="P4" draw:layer="layout" svg:x1="4.6cm" svg:y1="4.8cm" svg:x2="4.6cm" svg:y2="3.6cm">
          <text:p/>
        </draw:line>
        <draw:line draw:style-name="gr20" draw:text-style-name="P4" draw:layer="layout" svg:x1="12.2cm" svg:y1="4.8cm" svg:x2="12.2cm" svg:y2="3.6cm">
          <text:p/>
        </draw:line>
        <draw:frame draw:style-name="gr11" draw:text-style-name="P7" draw:layer="layout" svg:width="3.6cm" svg:height="1.673cm" svg:x="7.4cm" svg:y="3.6cm">
          <draw:text-box>
            <text:p text:style-name="P1"><text:span text:style-name="T2">Frame 1</text:span></text:p>
          </draw:text-box>
        </draw:frame>
        <draw:line draw:style-name="gr20" draw:text-style-name="P4" draw:layer="layout" svg:x1="-5.6cm" svg:y1="-4cm" svg:x2="-5.6cm" svg:y2="-5.2cm">
          <text:p/>
        </draw:line>
        <draw:line draw:style-name="gr19" draw:text-style-name="P4" draw:layer="layout" svg:x1="12.2cm" svg:y1="4.2cm" svg:x2="19.8cm" svg:y2="4.2cm">
          <text:p/>
        </draw:line>
        <draw:line draw:style-name="gr20" draw:text-style-name="P4" draw:layer="layout" svg:x1="19.8cm" svg:y1="4.8cm" svg:x2="19.8cm" svg:y2="3.6cm">
          <text:p/>
        </draw:line>
        <draw:frame draw:style-name="gr11" draw:text-style-name="P7" draw:layer="layout" svg:width="3.6cm" svg:height="1.673cm" svg:x="14.2cm" svg:y="3.6cm">
          <draw:text-box>
            <text:p text:style-name="P1"><text:span text:style-name="T2">Frame 2</text:span></text:p>
          </draw:text-box>
        </draw:frame>
        <draw:line draw:style-name="gr2" draw:text-style-name="P3" draw:layer="layout" svg:x1="17.8cm" svg:y1="9.6cm" svg:x2="18.6cm" svg:y2="9.6cm">
          <text:p/>
        </draw:line>
        <draw:custom-shape draw:style-name="gr4" draw:text-style-name="P2" draw:layer="layout" svg:width="1.8cm" svg:height="1.6cm" svg:x="6.2cm" svg:y="8.8cm">
          <text:p text:style-name="P1"><text:span text:style-name="T1">Radio</text:span></text:p>
          <text:p text:style-name="P1"><text:span text:style-name="T1">Rece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3" draw:text-style-name="P4" draw:layer="layout" svg:x1="4.8cm" svg:y1="8.4cm" svg:x2="4.8cm" svg:y2="9.6cm">
            <text:p/>
          </draw:line>
          <draw:line draw:style-name="gr3" draw:text-style-name="P4" draw:layer="layout" svg:x1="4.4cm" svg:y1="8.4cm" svg:x2="4.8cm" svg:y2="9cm">
            <text:p/>
          </draw:line>
          <draw:line draw:style-name="gr3" draw:text-style-name="P4" draw:layer="layout" svg:x1="5.2cm" svg:y1="8.4cm" svg:x2="4.8cm" svg:y2="9cm">
            <text:p/>
          </draw:line>
          <draw:line draw:style-name="gr3" draw:text-style-name="P4" draw:layer="layout" svg:x1="5.2cm" svg:y1="8.4cm" svg:x2="4.4cm" svg:y2="8.4cm">
            <text:p/>
          </draw:line>
        </draw:g>
        <draw:line draw:style-name="gr2" draw:text-style-name="P3" draw:layer="layout" svg:x1="4.8cm" svg:y1="9.6cm" svg:x2="6.2cm" svg:y2="9.6cm">
          <text:p/>
        </draw:line>
        <draw:custom-shape draw:style-name="gr16" draw:text-style-name="P2" draw:layer="layout" svg:width="1.2cm" svg:height="1.2cm" svg:x="8.4cm" svg:y="5.2cm">
          <text:p text:style-name="P1"><text:span text:style-name="T1">CR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draw:layer="layout" svg:width="1.2cm" svg:height="1.2cm" svg:x="12.2cm" svg:y="5.2cm">
          <text:p text:style-name="P1"><text:span text:style-name="T1">U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draw:layer="layout" svg:width="2.6cm" svg:height="1.2cm" svg:x="13.4cm" svg:y="5.2cm">
          <text:p text:style-name="P1"><text:span text:style-name="T1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draw:layer="layout" svg:width="2.6cm" svg:height="1.2cm" svg:x="17.2cm" svg:y="5.2cm">
          <text:p text:style-name="P1"><text:span text:style-name="T1">Par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draw:layer="layout" svg:width="1.2cm" svg:height="1.2cm" svg:x="16cm" svg:y="5.2cm">
          <text:p text:style-name="P1"><text:span text:style-name="T1">CRC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5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13" draw:text-style-name="P2" draw:layer="layout" svg:width="2cm" svg:height="1.6cm" svg:x="6cm" svg:y="8.8cm">
          <text:p text:style-name="P1"><text:span text:style-name="T1">librtlsdr</text:span></text:p>
          <text:p text:style-name="P1"><text:span text:style-name="T1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4.2cm" svg:y1="9.6cm" svg:x2="15cm" svg:y2="9.6cm">
          <text:p/>
        </draw:line>
        <draw:line draw:style-name="gr2" draw:text-style-name="P3" draw:layer="layout" svg:x1="11.4cm" svg:y1="4.8cm" svg:x2="8cm" svg:y2="4.8cm">
          <text:p/>
        </draw:line>
        <draw:line draw:style-name="gr2" draw:text-style-name="P3" draw:layer="layout" svg:x1="4.2cm" svg:y1="5.6cm" svg:x2="4.2cm" svg:y2="6.4cm">
          <text:p/>
        </draw:line>
        <draw:custom-shape draw:style-name="gr13" draw:text-style-name="P2" draw:layer="layout" svg:width="2cm" svg:height="1.6cm" svg:x="3.2cm" svg:y="6.4cm">
          <text:p text:style-name="P1"><text:span text:style-name="T1"/></text:p>
          <text:p text:style-name="P1"><text:span text:style-name="T1">Antenna</text:span></text:p>
          <text:p text:style-name="P1"><text:span text:style-name="T1">Switch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7" draw:layer="layout" svg:width="3.6cm" svg:height="1.199cm" svg:x="13.8cm" svg:y="4.201cm">
          <draw:text-box>
            <text:p text:style-name="P1"><text:span text:style-name="T2">Tx</text:span></text:p>
            <text:p text:style-name="P1"><text:span text:style-name="T2">Data</text:span></text:p>
          </draw:text-box>
        </draw:frame>
        <draw:custom-shape draw:style-name="gr22" draw:text-style-name="P2" draw:layer="layout" svg:width="2.8cm" svg:height="1.6cm" svg:x="11.4cm" svg:y="8.8cm">
          <text:p text:style-name="P1"><text:span text:style-name="T1">FSK_LDPC</text:span></text:p>
          <text:p text:style-name="P1"><text:span text:style-name="T1">R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8cm" svg:height="1.6cm" svg:x="8.8cm" svg:y="8.8cm">
          <text:p text:style-name="P1"><text:span text:style-name="T1">libcsdr</text:span></text:p>
          <text:p text:style-name="P1"><text:span text:style-name="T1">Decim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0.6cm" svg:y1="9.6cm" svg:x2="11.4cm" svg:y2="9.6cm">
          <text:p/>
        </draw:line>
        <draw:custom-shape draw:style-name="gr13" draw:text-style-name="P2" draw:layer="layout" svg:width="2cm" svg:height="1.6cm" svg:x="3.2cm" svg:y="8.8cm">
          <text:p text:style-name="P1"><text:span text:style-name="T1">RTLSDR</text:span></text:p>
          <text:p text:style-name="P1"><text:span text:style-name="T1">Hardw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3" draw:text-style-name="P4" draw:layer="layout" svg:x1="2.2cm" svg:y1="6cm" svg:x2="2.2cm" svg:y2="7.2cm">
            <text:p/>
          </draw:line>
          <draw:line draw:style-name="gr3" draw:text-style-name="P4" draw:layer="layout" svg:x1="1.8cm" svg:y1="6cm" svg:x2="2.2cm" svg:y2="6.6cm">
            <text:p/>
          </draw:line>
          <draw:line draw:style-name="gr3" draw:text-style-name="P4" draw:layer="layout" svg:x1="2.6cm" svg:y1="6cm" svg:x2="2.2cm" svg:y2="6.6cm">
            <text:p/>
          </draw:line>
          <draw:line draw:style-name="gr3" draw:text-style-name="P4" draw:layer="layout" svg:x1="2.6cm" svg:y1="6cm" svg:x2="1.8cm" svg:y2="6cm">
            <text:p/>
          </draw:line>
        </draw:g>
        <draw:custom-shape draw:style-name="gr13" draw:text-style-name="P2" draw:layer="layout" svg:width="2cm" svg:height="1.6cm" svg:x="3.2cm" svg:y="4cm">
          <text:p text:style-name="P1"><text:span text:style-name="T1"/></text:p>
          <text:p text:style-name="P1"><text:span text:style-name="T1">Low Pass</text:span></text:p>
          <text:p text:style-name="P1"><text:span text:style-name="T1">Filter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2cm" svg:height="1.6cm" svg:x="6cm" svg:y="4cm">
          <text:p text:style-name="P1"><text:span text:style-name="T1">librpitx</text:span></text:p>
          <text:p text:style-name="P1"><text:span text:style-name="T1">FSK Tx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6cm" svg:y1="4.8cm" svg:x2="5.2cm" svg:y2="4.8cm">
          <text:p/>
        </draw:line>
        <draw:line draw:style-name="gr2" draw:text-style-name="P3" draw:layer="layout" svg:x1="15cm" svg:y1="4.8cm" svg:x2="14.2cm" svg:y2="4.8cm">
          <text:p/>
        </draw:line>
        <draw:line draw:style-name="gr2" draw:text-style-name="P3" draw:layer="layout" svg:x1="4.2cm" svg:y1="8.8cm" svg:x2="4.2cm" svg:y2="8cm">
          <text:p/>
        </draw:line>
        <draw:line draw:style-name="gr23" draw:text-style-name="P3" draw:layer="layout" svg:x1="3.2cm" svg:y1="7.2cm" svg:x2="2.2cm" svg:y2="7.2cm">
          <text:p/>
        </draw:line>
        <draw:line draw:style-name="gr2" draw:text-style-name="P3" draw:layer="layout" svg:x1="5.2cm" svg:y1="9.6cm" svg:x2="6cm" svg:y2="9.6cm">
          <text:p/>
        </draw:line>
        <draw:line draw:style-name="gr2" draw:text-style-name="P3" draw:layer="layout" svg:x1="8cm" svg:y1="9.6cm" svg:x2="8.8cm" svg:y2="9.6cm">
          <text:p/>
        </draw:line>
        <draw:custom-shape draw:style-name="gr22" draw:text-style-name="P2" draw:layer="layout" svg:width="2.8cm" svg:height="1.6cm" svg:x="11.4cm" svg:y="4cm">
          <text:p text:style-name="P1"><text:span text:style-name="T1">FSK_LDPC</text:span></text:p>
          <text:p text:style-name="P1"><text:span text:style-name="T1">Tx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7" draw:layer="layout" svg:width="3.6cm" svg:height="1.199cm" svg:x="13.8cm" svg:y="9.001cm">
          <draw:text-box>
            <text:p text:style-name="P1"><text:span text:style-name="T2">Rx</text:span></text:p>
            <text:p text:style-name="P1"><text:span text:style-name="T2">Data</text:span></text:p>
          </draw:text-box>
        </draw:frame>
        <draw:custom-shape draw:style-name="gr15" draw:text-style-name="P2" draw:layer="layout" svg:width="1.8cm" svg:height="1.2cm" svg:x="4.8cm" svg:y="14.4cm">
          <text:p text:style-name="P1"><text:span text:style-name="T1">Pream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draw:layer="layout" svg:width="2.6cm" svg:height="1.2cm" svg:x="6.6cm" svg:y="14.4cm">
          <text:p text:style-name="P1"><text:span text:style-name="T1">Frame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draw:layer="layout" svg:width="2.6cm" svg:height="1.2cm" svg:x="9.2cm" svg:y="14.4cm">
          <text:p text:style-name="P1"><text:span text:style-name="T1">Frame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4" draw:layer="layout" svg:x1="11.8cm" svg:y1="15cm" svg:x2="12.8cm" svg:y2="15cm">
          <text:p/>
        </draw:line>
        <draw:line draw:style-name="gr20" draw:text-style-name="P4" draw:layer="layout" svg:x1="4.2cm" svg:y1="17.2cm" svg:x2="4.2cm" svg:y2="16cm">
          <text:p/>
        </draw:line>
        <draw:line draw:style-name="gr20" draw:text-style-name="P4" draw:layer="layout" svg:x1="4.8cm" svg:y1="14.127cm" svg:x2="4.8cm" svg:y2="12.927cm">
          <text:p/>
        </draw:line>
        <draw:frame draw:style-name="gr21" draw:text-style-name="P7" draw:layer="layout" svg:width="2.8cm" svg:height="1.199cm" svg:x="0.4cm" svg:y="16.001cm">
          <draw:text-box>
            <text:p text:style-name="P1"><text:span text:style-name="T2">Antenna Switch</text:span></text:p>
          </draw:text-box>
        </draw:frame>
        <draw:line draw:style-name="gr19" draw:text-style-name="P4" draw:layer="layout" svg:x1="4.8cm" svg:y1="13.527cm" svg:x2="15.4cm" svg:y2="13.6cm">
          <text:p/>
        </draw:line>
        <draw:line draw:style-name="gr20" draw:text-style-name="P4" draw:layer="layout" svg:x1="15.422cm" svg:y1="14.2cm" svg:x2="15.422cm" svg:y2="13cm">
          <text:p/>
        </draw:line>
        <draw:frame draw:style-name="gr24" draw:text-style-name="P7" draw:layer="layout" svg:width="2.4cm" svg:height="0.873cm" svg:x="8.8cm" svg:y="12.927cm">
          <draw:text-box>
            <text:p text:style-name="P1"><text:span text:style-name="T2">Burst</text:span></text:p>
          </draw:text-box>
        </draw:frame>
        <draw:custom-shape draw:style-name="gr17" draw:text-style-name="P2" draw:layer="layout" svg:width="2.6cm" svg:height="1.2cm" svg:x="12.8cm" svg:y="14.4cm">
          <text:p text:style-name="P1"><text:span text:style-name="T1">Frame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4" draw:layer="layout" svg:x1="15.8cm" svg:y1="16cm" svg:x2="4.2cm" svg:y2="16cm">
          <text:p/>
        </draw:line>
        <draw:line draw:style-name="gr20" draw:text-style-name="P4" draw:layer="layout" svg:x1="15.8cm" svg:y1="17.2cm" svg:x2="15.8cm" svg:y2="16cm">
          <text:p/>
        </draw:line>
        <draw:line draw:style-name="gr20" draw:text-style-name="P4" draw:layer="layout" svg:x1="15.8cm" svg:y1="17.2cm" svg:x2="17.2cm" svg:y2="17.2cm">
          <text:p/>
        </draw:line>
        <draw:line draw:style-name="gr20" draw:text-style-name="P4" draw:layer="layout" svg:x1="2.8cm" svg:y1="17.2cm" svg:x2="4.2cm" svg:y2="17.2cm">
          <text:p/>
        </draw:line>
        <draw:line draw:style-name="gr20" draw:text-style-name="P4" draw:layer="layout" svg:x1="4.2cm" svg:y1="19cm" svg:x2="4.2cm" svg:y2="17.8cm">
          <text:p/>
        </draw:line>
        <draw:line draw:style-name="gr20" draw:text-style-name="P4" draw:layer="layout" svg:x1="15.8cm" svg:y1="17.8cm" svg:x2="4.2cm" svg:y2="17.8cm">
          <text:p/>
        </draw:line>
        <draw:line draw:style-name="gr20" draw:text-style-name="P4" draw:layer="layout" svg:x1="15.8cm" svg:y1="19cm" svg:x2="15.8cm" svg:y2="17.8cm">
          <text:p/>
        </draw:line>
        <draw:line draw:style-name="gr20" draw:text-style-name="P4" draw:layer="layout" svg:x1="15.8cm" svg:y1="19cm" svg:x2="17.2cm" svg:y2="19cm">
          <text:p/>
        </draw:line>
        <draw:line draw:style-name="gr20" draw:text-style-name="P4" draw:layer="layout" svg:x1="2.8cm" svg:y1="19cm" svg:x2="4.2cm" svg:y2="19cm">
          <text:p/>
        </draw:line>
        <draw:frame draw:style-name="gr21" draw:text-style-name="P7" draw:layer="layout" svg:width="2.8cm" svg:height="1.199cm" svg:x="0.4cm" svg:y="17.801cm">
          <draw:text-box>
            <text:p text:style-name="P1"><text:span text:style-name="T2">Tx</text:span></text:p>
            <text:p text:style-name="P1"><text:span text:style-name="T2">Carrier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style-name="gr13" draw:text-style-name="P2" draw:layer="layout" svg:width="2cm" svg:height="1.6cm" svg:x="15.2cm" svg:y="9.8cm">
          <text:p text:style-name="P9"><text:span text:style-name="T1">rtl_fsk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9cm" svg:y1="5.8cm" svg:x2="17.2cm" svg:y2="5.8cm">
          <text:p/>
        </draw:line>
        <draw:line draw:style-name="gr2" draw:text-style-name="P3" draw:layer="layout" svg:x1="13.4cm" svg:y1="6.6cm" svg:x2="13.4cm" svg:y2="7.4cm">
          <text:p/>
        </draw:line>
        <draw:custom-shape draw:style-name="gr13" draw:text-style-name="P2" draw:layer="layout" svg:width="2cm" svg:height="1.6cm" svg:x="12.4cm" svg:y="7.4cm">
          <text:p text:style-name="P9"><text:span text:style-name="T1"/></text:p>
          <text:p text:style-name="P9"><text:span text:style-name="T1">Antenna</text:span></text:p>
          <text:p text:style-name="P9"><text:span text:style-name="T1">Switch</text:span></text:p>
          <text:p text:style-name="P9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2cm" svg:height="1.6cm" svg:x="12.4cm" svg:y="9.8cm">
          <text:p text:style-name="P9"><text:span text:style-name="T1">RTLSDR</text:span></text:p>
          <text:p text:style-name="P9"><text:span text:style-name="T1">Hardw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3" draw:text-style-name="P4" draw:layer="layout" svg:x1="11.4cm" svg:y1="7cm" svg:x2="11.4cm" svg:y2="8.2cm">
            <text:p/>
          </draw:line>
          <draw:line draw:style-name="gr3" draw:text-style-name="P4" draw:layer="layout" svg:x1="11cm" svg:y1="7cm" svg:x2="11.4cm" svg:y2="7.6cm">
            <text:p/>
          </draw:line>
          <draw:line draw:style-name="gr3" draw:text-style-name="P4" draw:layer="layout" svg:x1="11.8cm" svg:y1="7cm" svg:x2="11.4cm" svg:y2="7.6cm">
            <text:p/>
          </draw:line>
          <draw:line draw:style-name="gr3" draw:text-style-name="P4" draw:layer="layout" svg:x1="11.8cm" svg:y1="7cm" svg:x2="11cm" svg:y2="7cm">
            <text:p/>
          </draw:line>
        </draw:g>
        <draw:custom-shape draw:style-name="gr13" draw:text-style-name="P2" draw:layer="layout" svg:width="2cm" svg:height="1.6cm" svg:x="12.4cm" svg:y="5cm">
          <text:p text:style-name="P9"><text:span text:style-name="T1"/></text:p>
          <text:p text:style-name="P9"><text:span text:style-name="T1">Low Pass</text:span></text:p>
          <text:p text:style-name="P9"><text:span text:style-name="T1">Filter</text:span></text:p>
          <text:p text:style-name="P9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2cm" svg:height="1.6cm" svg:x="15.2cm" svg:y="5cm">
          <text:p text:style-name="P9"><text:span text:style-name="T1">rpitx_fsk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5.2cm" svg:y1="5.8cm" svg:x2="14.4cm" svg:y2="5.8cm">
          <text:p/>
        </draw:line>
        <draw:line draw:style-name="gr2" draw:text-style-name="P3" draw:layer="layout" svg:x1="13.4cm" svg:y1="9cm" svg:x2="13.4cm" svg:y2="9.8cm">
          <text:p/>
        </draw:line>
        <draw:line draw:style-name="gr23" draw:text-style-name="P3" draw:layer="layout" svg:x1="12.4cm" svg:y1="8.2cm" svg:x2="11.4cm" svg:y2="8.2cm">
          <text:p/>
        </draw:line>
        <draw:line draw:style-name="gr2" draw:text-style-name="P3" draw:layer="layout" svg:x1="14.4cm" svg:y1="10.6cm" svg:x2="15.2cm" svg:y2="10.6cm">
          <text:p/>
        </draw:line>
        <draw:line draw:style-name="gr2" draw:text-style-name="P3" draw:layer="layout" svg:x1="19cm" svg:y1="10.6cm" svg:x2="19cm" svg:y2="8.8cm">
          <text:p/>
        </draw:line>
        <draw:custom-shape draw:style-name="gr22" draw:text-style-name="P2" draw:layer="layout" svg:width="2.8cm" svg:height="1.6cm" svg:x="17.6cm" svg:y="7.2cm">
          <text:p text:style-name="P9"><text:span text:style-name="T1">frame_repea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" draw:text-style-name="P3" draw:layer="layout" svg:x1="17.2cm" svg:y1="10.6cm" svg:x2="19cm" svg:y2="10.6cm">
          <text:p/>
        </draw:line>
        <draw:line draw:style-name="gr23" draw:text-style-name="P3" draw:layer="layout" svg:x1="19cm" svg:y1="5.8cm" svg:x2="19cm" svg:y2="7.2cm">
          <text:p/>
        </draw:line>
        <draw:custom-shape draw:style-name="gr13" draw:text-style-name="P2" draw:layer="layout" svg:width="2cm" svg:height="1.6cm" svg:x="4cm" svg:y="9.8cm">
          <text:p text:style-name="P9"><text:span text:style-name="T1">rtl_fsk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4.4cm" svg:y1="6.6cm" svg:x2="4.4cm" svg:y2="7.4cm">
          <text:p/>
        </draw:line>
        <draw:custom-shape draw:style-name="gr13" draw:text-style-name="P2" draw:layer="layout" svg:width="2cm" svg:height="1.6cm" svg:x="6.8cm" svg:y="7.4cm">
          <text:p text:style-name="P9"><text:span text:style-name="T1"/></text:p>
          <text:p text:style-name="P9"><text:span text:style-name="T1">Hybrid</text:span></text:p>
          <text:p text:style-name="P9"><text:span text:style-name="T1">Combiner</text:span></text:p>
          <text:p text:style-name="P9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2cm" svg:height="1.6cm" svg:x="6.8cm" svg:y="9.8cm">
          <text:p text:style-name="P9"><text:span text:style-name="T1">RTLSDR</text:span></text:p>
          <text:p text:style-name="P9"><text:span text:style-name="T1">Hardw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" draw:layer="layout" svg:width="3.4cm" svg:height="1.6cm" svg:x="2.6cm" svg:y="5cm">
          <text:p text:style-name="P9"><text:span text:style-name="T1"/></text:p>
          <text:p text:style-name="P9"><text:span text:style-name="T1">freedv_data_raw_tx</text:span></text:p>
          <text:p text:style-name="P9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2cm" svg:height="1.6cm" svg:x="6.8cm" svg:y="5cm">
          <text:p text:style-name="P9"><text:span text:style-name="T1">HackRF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6.8cm" svg:y1="10.6cm" svg:x2="6cm" svg:y2="10.6cm">
          <text:p/>
        </draw:line>
        <draw:line draw:style-name="gr2" draw:text-style-name="P3" draw:layer="layout" svg:x1="7.8cm" svg:y1="9cm" svg:x2="7.8cm" svg:y2="9.8cm">
          <text:p/>
        </draw:line>
        <draw:line draw:style-name="gr2" draw:text-style-name="P3" draw:layer="layout" svg:x1="6cm" svg:y1="5.8cm" svg:x2="6.8cm" svg:y2="5.8cm">
          <text:p/>
        </draw:line>
        <draw:g>
          <draw:line draw:style-name="gr3" draw:text-style-name="P4" draw:layer="layout" svg:x1="10cm" svg:y1="7cm" svg:x2="10cm" svg:y2="8.2cm">
            <text:p/>
          </draw:line>
          <draw:line draw:style-name="gr3" draw:text-style-name="P4" draw:layer="layout" svg:x1="9.6cm" svg:y1="7cm" svg:x2="10cm" svg:y2="7.6cm">
            <text:p/>
          </draw:line>
          <draw:line draw:style-name="gr3" draw:text-style-name="P4" draw:layer="layout" svg:x1="10.4cm" svg:y1="7cm" svg:x2="10cm" svg:y2="7.6cm">
            <text:p/>
          </draw:line>
          <draw:line draw:style-name="gr3" draw:text-style-name="P4" draw:layer="layout" svg:x1="10.4cm" svg:y1="7cm" svg:x2="9.6cm" svg:y2="7cm">
            <text:p/>
          </draw:line>
        </draw:g>
        <draw:line draw:style-name="gr23" draw:text-style-name="P3" draw:layer="layout" svg:x1="8.8cm" svg:y1="8.2cm" svg:x2="10cm" svg:y2="8.2cm">
          <text:p/>
        </draw:line>
        <draw:line draw:style-name="gr2" draw:text-style-name="P3" draw:layer="layout" svg:x1="7.8cm" svg:y1="6.6cm" svg:x2="7.8cm" svg:y2="7.4cm">
          <text:p/>
        </draw:line>
        <draw:line draw:style-name="gr2" draw:text-style-name="P3" draw:layer="layout" svg:x1="5cm" svg:y1="9.8cm" svg:x2="5cm" svg:y2="9cm">
          <text:p/>
        </draw:line>
        <draw:custom-shape draw:style-name="gr25" draw:text-style-name="P2" draw:layer="layout" svg:width="3.4cm" svg:height="1.6cm" svg:x="2.6cm" svg:y="7.4cm">
          <text:p text:style-name="P9"><text:span text:style-name="T4">/var/</text:span><text:span text:style-name="T1">log/ping.lo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0" draw:layer="layout" svg:width="5cm" svg:height="8.6cm" svg:x="1.4cm" svg:y="4cm">
          <text:p/>
          <draw:enhanced-geometry svg:viewBox="0 0 21600 21600" draw:type="rectangle" draw:enhanced-path="M 0 0 L 21600 0 21600 21600 0 21600 0 0 Z N"/>
        </draw:custom-shape>
        <draw:frame draw:style-name="gr27" draw:text-style-name="P11" draw:layer="layout" svg:width="3.88cm" svg:height="0.962cm" svg:x="1.32cm" svg:y="11.8cm">
          <draw:text-box>
            <text:p>ping service</text:p>
          </draw:text-box>
        </draw:frame>
        <draw:custom-shape draw:style-name="gr28" draw:text-style-name="P10" draw:layer="layout" svg:width="7cm" svg:height="8.8cm" svg:x="14.8cm" svg:y="4cm">
          <text:p/>
          <draw:enhanced-geometry svg:viewBox="0 0 21600 21600" draw:type="rectangle" draw:enhanced-path="M 0 0 L 21600 0 21600 21600 0 21600 0 0 Z N"/>
        </draw:custom-shape>
        <draw:frame draw:style-name="gr27" draw:text-style-name="P11" draw:layer="layout" svg:width="7.017cm" svg:height="0.962cm" svg:x="14.8cm" svg:y="11.838cm">
          <draw:text-box>
            <text:p>frame_repeater service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id Rowe</meta:initial-creator>
    <meta:creation-date>2010-11-25T08:52:21</meta:creation-date>
    <meta:editing-duration>P5DT22H22M43S</meta:editing-duration>
    <meta:editing-cycles>63</meta:editing-cycles>
    <dc:date>2020-11-23T06:06:50.557914058</dc:date>
    <meta:generator>LibreOffice/6.0.7.3$Linux_X86_64 LibreOffice_project/00m0$Build-3</meta:generator>
    <dc:creator>David </dc:creator>
    <meta:document-statistic meta:object-count="243"/>
  </office:meta>
</office:document-meta>
</file>